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e00" officeooo:paragraph-rsid="0005c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cou boub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45:24.177351492</meta:creation-date>
    <dc:date>2019-02-28T10:46:45.687973096</dc:date>
    <meta:editing-duration>PT1M21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0.7.3$Linux_X86_64 LibreOffice_project/00m0$Build-3</meta:generator>
  </office:meta>
</office:document-meta>
</file>